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TIJ106qUFS62maoA37un7FgqCRhLzE2brwY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3:54:29.839725316</meta:creation-date>
    <dc:date>2021-09-27T12:45:15.688202155</dc:date>
    <meta:editing-duration>PT4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